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outline1">
      <style:graphic-properties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22.553cm"/>
    </style:style>
    <style:style style:name="pr6" style:family="presentation" style:parent-style-name="Predeterminado-outline1">
      <style:graphic-properties fo:min-height="16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outline1">
      <style:graphic-properties fo:min-height="13.859cm"/>
    </style:style>
    <style:style style:name="pr9" style:family="presentation" style:parent-style-name="Predeterminado-outline1" style:list-style-name="L3">
      <style:graphic-properties fo:min-height="15.5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text-properties fo:font-size="28.1000003814697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Docke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Como todos sabeis docker tiene mucho mercado y da mucho juego a la hora de usarlo.</text:p>
                <text:p>El tener conocimiento de las herramientas nos puede ofrecer es un punto muy bueno a tener en cuenta.</text:p>
                <text:p>Una de las herramientas que he utilizado y he aprendido a manejar es dockerfi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Dockerfil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Para que entendais dockerfile teneis que pensar en una receta de comida, con sus ingredientes y sus metodos de preparacion.</text:p>
                <text:p>Dockerfile es lo mismo sustituimos los ingredientes por imagenes y metodos por instalaciones de paquetes o servicios y el definir mas parametros. Por no decir que trabaja en niveles.</text:p>
                <text:p>Es un archivo de configuracion asi que hay que tener cuidado de donde se guard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¿Por que es tan maravilloso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Por que una vez que tenemos el servicio instalado podemos ir instalando contenedores y imagenes para poder crear un entorno adecuado al trabajar.</text:p>
                <text:p>Se pueden crear contenedores con VPN's apuntando en un lugar y otros contenedores para el desarollo de aplicaciones web y muchos mas tipo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¿Como es una receta?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p text:style-name="P1"><text:span text:style-name="T1">FROM ubuntu</text:span></text:p>
            <text:p text:style-name="P1"><text:span text:style-name="T1">RUN apt-get update</text:span></text:p>
            <text:p text:style-name="P1"><text:span text:style-name="T1">RUN apt-get install apache2 -y</text:span></text:p>
            <text:p text:style-name="P1"><text:span text:style-name="T1">RUN echo "Apache con Docker!" &gt; /var/www/html/index.html</text:span></text:p>
            <text:p text:style-name="P1"><text:span text:style-name="T1">EXPOSE 80</text:span></text:p>
            <text:p text:style-name="P1"><text:span text:style-name="T1">ENTRYPOINT apache2ctl -D FOREGROUND</text:span></text:p>
            <text:p text:style-name="P1"><text:span text:style-name="T1"/></text:p>
            <text:p text:style-name="P1"><text:span text:style-name="T1">Esto es una manera algo fea de crear un dockerfile, se puede resumir mucho mas y queda mas bonito a la hora de leer la configurac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5" draw:layer="layout" svg:width="26.199cm" svg:height="22.553cm" svg:x="0.5cm" svg:y="0.5cm" presentation:class="outline" presentation:user-transformed="true">
          <draw:text-box>
            <text:p text:style-name="P1"><text:span text:style-name="T1">FROM ubuntu</text:span></text:p>
            <text:p text:style-name="P1"><text:span text:style-name="T1">RUN apt-get update &amp;&amp; \</text:span></text:p>
            <text:p text:style-name="P1"><text:span text:style-name="T1"><text:s text:c="9"/></text:span><text:span text:style-name="T1">apt-get install apache2 -y</text:span></text:p>
            <text:p text:style-name="P1"><text:span text:style-name="T1">RUN echo "Apache con Docker!" &gt; /var/www/html/index.html</text:span></text:p>
            <text:p text:style-name="P1"><text:span text:style-name="T1">EXPOSE 80</text:span></text:p>
            <text:p text:style-name="P1"><text:span text:style-name="T1">ENTRYPOINT apache2ctl -D FOREGROUND</text:span></text:p>
            <text:p text:style-name="P1"><text:span text:style-name="T1"/></text:p>
            <text:p text:style-name="P1"><text:span text:style-name="T1">Como se puede ver al utilizar estos caracteres "&amp;&amp; \" le decimos al programa que lea la siguiente linea.</text:span></text:p>
            <text:p text:style-name="P1"><text:span text:style-name="T1">Lo que estoy haciendo aqui es:</text:span></text:p>
            <text:p text:style-name="P1"><text:span text:style-name="T1">Partir de una imagen base ubuntu</text:span></text:p>
            <text:p text:style-name="P1"><text:span text:style-name="T1">Los comandos RUN son para ejecutarlos en la maquina cuando creamos el entorno.</text:span></text:p>
            <text:p text:style-name="P1"><text:span text:style-name="T1">Expose indicamos el puerto que vamos a usar</text:span></text:p>
            <text:p text:style-name="P1"><text:span text:style-name="T1">ENTRYPOINT es un comando que va a ejecutar siempre una cosa cuando arranca el contenedor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presentation:style-name="pr4" draw:layer="layout" svg:width="25.199cm" svg:height="3.506cm" svg:x="1.4cm" svg:y="0.837cm" presentation:class="title">
          <draw:text-box>
            <text:p>Como crear el contenedor</text:p>
          </draw:text-box>
        </draw:frame>
        <draw:frame presentation:style-name="pr6" draw:layer="layout" svg:width="26.199cm" svg:height="16cm" svg:x="0.801cm" svg:y="4cm" presentation:class="outline" presentation:user-transformed="true">
          <draw:text-box>
            <text:list text:style-name="L2">
              <text:list-header>
                <text:p>Esta es la manera de crear el contenedor partiendo desde el dockerfile creado.</text:p>
              </text:list-header>
              <text:list-item>
                <text:p>docker build -t servidorapache/web .</text:p>
                <text:p>Hay que tener mucho cuidado al lanzar el comando por que si no ponemos un nombre nos va a ser imposible acceder a el.</text:p>
              </text:list-item>
              <text:list-item>
                <text:p>Docker run –name servidorapache -d -p 8080:80 servidorapache/web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4" draw:layer="layout" svg:width="25.199cm" svg:height="3.506cm" svg:x="1.4cm" svg:y="0.837cm" presentation:class="title">
          <draw:text-box>
            <text:p>Errores del humano<text:tab/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Cuando empezamos la primera vez a crear un dockerfile confundimos algunos parametros como el COPY y el ADD.</text:p>
                <text:p>Al usar el parametro COPY tenemos que tener el archivo que deseamos en el mismo directorio donde el dockerfile. Al contrario que el ADD que se necesita pasar la ruta original y donde ponerlo en el contenedo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presentation:style-name="pr4" draw:layer="layout" svg:width="25.199cm" svg:height="3.506cm" svg:x="1.4cm" svg:y="0.837cm" presentation:class="title">
          <draw:text-box>
            <text:p>Beneficios</text:p>
          </draw:text-box>
        </draw:frame>
        <draw:frame presentation:style-name="pr9" draw:layer="layout" svg:width="25.199cm" svg:height="15.586cm" svg:x="1.4cm" svg:y="4.914cm" presentation:class="outline" presentation:user-transformed="true">
          <draw:text-box>
            <text:list text:style-name="L3">
              <text:list-item>
                <text:p>Retorno de la inversion y ahorro de costes</text:p>
                <text:list>
                  <text:list-header>
                    <text:p>Opciones de elegir la tecnologia</text:p>
                  </text:list-header>
                </text:list>
              </text:list-item>
            </text:list>
            <text:list text:style-name="L4">
              <text:list-item>
                <text:p>Estandarizacion y productividad</text:p>
              </text:list-item>
            </text:list>
            <text:list text:style-name="L5">
              <text:list-item>
                <text:list>
                  <text:list-header>
                    <text:p>Entornos de produccion repetibles y replicables.</text:p>
                  </text:list-header>
                </text:list>
              </text:list-item>
            </text:list>
            <text:list text:style-name="L4">
              <text:list-item>
                <text:p>Eficiencia de imágenes de contenedor</text:p>
                <text:list>
                  <text:list-header>
                    <text:p>Puedes usar la misma imagen a lo largo del proceso.</text:p>
                  </text:list-header>
                </text:list>
              </text:list-item>
              <text:list-item>
                <text:p>Simplicidad y configuracion mas rapida</text:p>
                <text:list>
                  <text:list-header>
                    <text:p>Puedes crear tu configuracion propia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4M47S</meta:editing-duration>
    <meta:editing-cycles>9</meta:editing-cycles>
    <meta:generator>OpenOffice/4.1.7$Win32 OpenOffice.org_project/417m1$Build-9800</meta:generator>
    <dc:date>2020-06-21T19:44:08.17</dc:date>
    <meta:document-statistic meta:object-count="63"/>
  </office:meta>
</office:document-meta>
</file>